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BeanDefinitionParser.parseComponentElement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BeanDefinitionParser.parseInternal( Element element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BeanDefinitionParser.parseChildComponents( List &lt; Element &gt; childElements , BeanDefinitionBuilder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BeanDefinitionParser.parseCompon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